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35.4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1.66pt"/>
    </style:style>
    <style:style style:name="co14" style:family="table-column">
      <style:table-column-properties fo:break-before="auto" style:column-width="30.84pt"/>
    </style:style>
    <style:style style:name="co15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ext-properties style:text-position=""/>
    </style:style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Tribe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420" calcext:value-type="float">
            <text:p>420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3"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35M00S" calcext:value-type="time">
            <text:p>00:35: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5M00S" calcext:value-type="time">
            <text:p>00:35: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2H00M00S" calcext:value-type="time">
            <text:p>02:00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35M00S" calcext:value-type="time">
            <text:p>02:35: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Sheet1.A2:.A85])" office:value-type="float" office:value="82" calcext:value-type="float">
            <text:p>82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formula="of:=14*6-[Sheet1.A86]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2"/>
        </table:table-row>
      </table:table>
      <table:table table:name="Alien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</table:table>
      <table:table table:name="Partisans" table:style-name="ta1"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30M00S" calcext:value-type="time">
            <text:p>03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7200" calcext:value-type="float">
            <text:p>7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ussians" table:style-name="ta1"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15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35" calcext:value-type="float">
            <text:p>43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05M00S" calcext:value-type="time">
            <text:p>02:05: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980" calcext:value-type="float">
            <text:p>980</text:p>
          </table:table-cell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Americans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85" calcext:value-type="float">
            <text:p>38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25M00S" calcext:value-type="time">
            <text:p>02:25: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960" calcext:value-type="float">
            <text:p>1960</text:p>
          </table:table-cell>
          <table:table-cell office:value-type="float" office:value="1650" calcext:value-type="float">
            <text:p>1650</text:p>
          </table:table-cell>
          <table:table-cell office:value-type="float" office:value="1800" calcext:value-type="float">
            <text:p>180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900" calcext:value-type="float">
            <text:p>90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165" calcext:value-type="float">
            <text:p>116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5:57:30.99738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6-11T16:05:46.552963765</dc:date>
    <meta:editing-duration>PT15H55M7S</meta:editing-duration>
    <meta:editing-cycles>15</meta:editing-cycles>
    <meta:generator>LibreOffice/5.1.6.2$Linux_X86_64 LibreOffice_project/10m0$Build-2</meta:generator>
    <meta:document-statistic meta:table-count="5" meta:cell-count="1386" meta:object-count="0"/>
  </office:meta>
</office:document-meta>
</file>